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1.247cm"/>
    </style:style>
    <style:style style:name="co25" style:family="table-column">
      <style:table-column-properties fo:break-before="auto" style:column-width="5.272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1.411cm"/>
    </style:style>
    <style:style style:name="co28" style:family="table-column">
      <style:table-column-properties fo:break-before="auto" style:column-width="7.38cm"/>
    </style:style>
    <style:style style:name="co29" style:family="table-column">
      <style:table-column-properties fo:break-before="auto" style:column-width="7.908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14.457cm"/>
    </style:style>
    <style:style style:name="co32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5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6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4T11:56:37.26">
            <text:p>0404 <text:s/>1156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4T11:56:37.26">
            <text:p>0404 <text:s/>11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4T11:56:37.26">
            <text:p>0404 <text:s/>11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3">
            <text:p>0404 <text:s/>1156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3">
            <text:p>0404 <text:s/>1156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4">
            <text:p>0404 <text:s/>1156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4">
            <text:p>0404 <text:s/>1156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4">
            <text:p>0404 <text:s/>1156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4">
            <text:p>0404 <text:s/>1156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5">
            <text:p>0404 <text:s/>115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5">
            <text:p>0404 <text:s/>1156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6">
            <text:p>0404 <text:s/>1156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7">
            <text:p>0404 <text:s/>115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39">
            <text:p>0404 <text:s/>1156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">
            <text:p>0404 <text:s/>1156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">
            <text:p>0404 <text:s/>1156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1">
            <text:p>0404 <text:s/>1156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1">
            <text:p>0404 <text:s/>115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2">
            <text:p>0404 <text:s/>115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2">
            <text:p>0404 <text:s/>115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43">
            <text:p>0404 <text:s/>115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4T11:56:37.43">
            <text:p>0404 <text:s/>1156</text:p>
          </table:table-cell>
          <table:table-cell table:style-name="ce4" table:formula="of:=NOW()" office:value-type="date" office:date-value="2021-04-04T11:56:37.43">
            <text:p>0404 <text:s/>11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4T11:56:37.43">
            <text:p>0404 <text:s/>11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4T11:56:37.51">
            <text:p>2021/4/4 11:56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4T11:56:37.51">
            <text:p>2021/4/4 11:56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4T11:56:37.51">
            <text:p>2021/4/4 11: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4">
            <text:p>4月4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1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4T11:56:37.52">
            <text:p>0404 <text:s/>1156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4T11:56:37.52">
            <text:p>0404 <text:s/>1156</text:p>
          </table:table-cell>
          <table:table-cell table:style-name="ce20" table:formula="of:=NOW()" office:value-type="date" office:date-value="2021-04-04T11:56:37.52">
            <text:p>0404 <text:s/>11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7.58">
            <text:p>0404 <text:s/>1156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59">
            <text:p>0404 <text:s/>1156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6">
            <text:p>0404 <text:s/>115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4T11:56:37.6">
            <text:p>0404 <text:s/>1156</text:p>
          </table:table-cell>
          <table:table-cell table:style-name="ce4" table:formula="of:=NOW()" office:value-type="date" office:date-value="2021-04-04T11:56:37.6">
            <text:p>0404 <text:s/>11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4T11:56:37.6">
            <text:p>0404 <text:s/>115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</text:span><text:span text:style-name="T1">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8">
            <text:p>0404 <text:s/>115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8">
            <text:p>0404 <text:s/>115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</text:span><text:span text:style-name="T1">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8">
            <text:p>0404 <text:s/>1156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8">
            <text:p>0404 <text:s/>115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8">
            <text:p>0404 <text:s/>115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4T11:56:37.69">
            <text:p>0404 <text:s/>1156</text:p>
          </table:table-cell>
          <table:table-cell table:style-name="ce4" table:formula="of:=NOW()" office:value-type="date" office:date-value="2021-04-04T11:56:37.69">
            <text:p>0404 <text:s/>1156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20" table:default-cell-style-name="ce14"/>
        <table:table-column table:style-name="co6" table:default-cell-style-name="ce14"/>
        <table:table-column table:style-name="co2" table:number-columns-repeated="993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4">
            <text:p>4</text:p>
          </table:table-cell>
          <table:table-cell table:style-name="ce50" table:formula="of:=COUNTIF([.N3:.N51];&quot;x&quot;)" office:value-type="float" office:value="4">
            <text:p>4</text:p>
          </table:table-cell>
          <table:table-cell table:style-name="ce50" table:formula="of:=COUNTIF([.O3:.O51];&quot;x&quot;)" office:value-type="float" office:value="4">
            <text:p>4</text:p>
          </table:table-cell>
          <table:table-cell table:style-name="ce50" table:formula="of:=COUNTIF([.P3:.P51];&quot;x&quot;)" office:value-type="float" office:value="4">
            <text:p>4</text:p>
          </table:table-cell>
          <table:table-cell table:style-name="ce50" table:formula="of:=COUNTIF([.Q3:.Q51];&quot;x&quot;)" office:value-type="float" office:value="4">
            <text:p>4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#x&quot;)" office:value-type="float" office:value="0">
            <text:p>0</text:p>
          </table:table-cell>
          <table:table-cell table:style-name="ce50" table:formula="of:=COUNTIF([.T3:.T51];&quot;#x&quot;)" office:value-type="float" office:value="0">
            <text:p>0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x&quot;)" office:value-type="float" office:value="4">
            <text:p>4</text:p>
          </table:table-cell>
          <table:table-cell table:style-name="ce50" table:formula="of:=COUNTIF([.W3:.W51];&quot;x&quot;)" office:value-type="float" office:value="4">
            <text:p>4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4">
            <text:p>4</text:p>
          </table:table-cell>
          <table:table-cell table:style-name="ce50" table:formula="of:=COUNTIF([.AA3:.AA51];&quot;x&quot;)" office:value-type="float" office:value="4">
            <text:p>4</text:p>
          </table:table-cell>
          <table:table-cell table:style-name="ce50" table:formula="of:=COUNTIF([.AB3:.AB51];&quot;x&quot;)" office:value-type="float" office:value="4">
            <text:p>4</text:p>
          </table:table-cell>
          <table:table-cell table:style-name="ce50" table:formula="of:=COUNTIF([.AC3:.AC51];&quot;x&quot;)" office:value-type="float" office:value="2">
            <text:p>2</text:p>
          </table:table-cell>
          <table:table-cell table:style-name="ce50" table:formula="of:=COUNTIF([.AD3:.AD51];&quot;x&quot;)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4T11:56:37.76">
            <text:p>2021/4/4 11:56</text:p>
          </table:table-cell>
          <table:table-cell table:style-name="ce48" table:number-columns-repeated="3"/>
          <table:table-cell table:style-name="ce48" office:value-type="date" office:date-value="2021-04-04T11:08:29.72">
            <text:p>0404</text:p>
          </table:table-cell>
          <table:table-cell table:style-name="ce48" office:value-type="date" office:date-value="2021-04-02T13:42:14.09">
            <text:p>0402</text:p>
          </table:table-cell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4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4T11:56:37.76">
            <text:p>0404 <text:s/>1156</text:p>
          </table:table-cell>
          <table:table-cell table:number-columns-repeated="993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AC3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AC4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AC5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AC6];&quot;x&quot;)" office:value-type="float" office:value="1">
            <text:p>1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 office:value-type="string">
            <text:p>hôm nay trời có gió. ở đây rất lạnh.</text:p>
          </table:table-cell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AC7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hời gian: hôm nay, hôm qua, ngày mai.</text:p>
          </table:table-cell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AC8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77">
            <text:p>0404 <text:s/>1156</text:p>
          </table:table-cell>
          <table:table-cell table:number-columns-repeated="993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AC9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77">
            <text:p>0404 <text:s/>1156</text:p>
          </table:table-cell>
          <table:table-cell table:number-columns-repeated="993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AC10];&quot;x&quot;)"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78">
            <text:p>0404 <text:s/>1156</text:p>
          </table:table-cell>
          <table:table-cell table:number-columns-repeated="993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AC11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AC12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AC13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AC14];&quot;x&quot;)" office:value-type="float" office:value="2">
            <text:p>2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AC15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AC16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23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  <text:p/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AC17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AC18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AC19];&quot;x&quot;)" office:value-type="float" office:value="1">
            <text:p>1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AC20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AC21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AC22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AC23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AC24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AC25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AC26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AC27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82">
            <text:p>0404 <text:s/>1156</text:p>
          </table:table-cell>
          <table:table-cell table:number-columns-repeated="993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AC28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4T11:56:37.82">
            <text:p>0404 <text:s/>1156</text:p>
          </table:table-cell>
          <table:table-cell table:number-columns-repeated="993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AC29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4T11:56:37.82">
            <text:p>0404 <text:s/>1156</text:p>
          </table:table-cell>
          <table:table-cell table:number-columns-repeated="993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AC30];&quot;x&quot;)" office:value-type="float" office:value="1">
            <text:p>1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4T11:56:37.82">
            <text:p>2021/4/4 11:56</text:p>
          </table:table-cell>
          <table:table-cell table:number-columns-repeated="993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AC31];&quot;x&quot;)" office:value-type="float" office:value="1">
            <text:p>1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4T11:56:37.83">
            <text:p>2021/4/4 11:56</text:p>
          </table:table-cell>
          <table:table-cell table:number-columns-repeated="993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AC32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4T11:56:37.83">
            <text:p>2021/4/4 11:56</text:p>
          </table:table-cell>
          <table:table-cell table:number-columns-repeated="993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AC33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4">
            <text:p>4月4日</text:p>
          </table:table-cell>
          <table:table-cell table:number-columns-repeated="993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AC34];&quot;x&quot;)" office:value-type="float" office:value="1">
            <text:p>1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4T11:56:37.83">
            <text:p>0404 <text:s/>1156</text:p>
          </table:table-cell>
          <table:table-cell table:number-columns-repeated="993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AC35];&quot;x&quot;)" office:value-type="float" office:value="2">
            <text:p>2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AC36];&quot;x&quot;)" office:value-type="float" office:value="2">
            <text:p>2</text:p>
          </table:table-cell>
          <table:table-cell table:style-name="ce51" table:number-columns-repeated="8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AC37];&quot;x&quot;)" office:value-type="float" office:value="2">
            <text:p>2</text:p>
          </table:table-cell>
          <table:table-cell table:style-name="ce49" table:number-columns-repeated="8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3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AC38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AC39];&quot;x&quot;)" office:value-type="float" office:value="2">
            <text:p>2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AC40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AC41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AC42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AC43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AC44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3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AC45];&quot;x&quot;)" office:value-type="float" office:value="2">
            <text:p>2</text:p>
          </table:table-cell>
          <table:table-cell table:style-name="ce49" table:number-columns-repeated="8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4T11:56:37.85">
            <text:p>0404 <text:s/>1156</text:p>
          </table:table-cell>
          <table:table-cell table:number-columns-repeated="993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AC46];&quot;x&quot;)" office:value-type="float" office:value="2">
            <text:p>2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85">
            <text:p>0404 <text:s/>1156</text:p>
          </table:table-cell>
          <table:table-cell table:number-columns-repeated="993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AC47];&quot;x&quot;)" office:value-type="float" office:value="3">
            <text:p>3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4T11:56:37.85">
            <text:p>0404 <text:s/>1156</text:p>
          </table:table-cell>
          <table:table-cell table:number-columns-repeated="993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AC48];&quot;x&quot;)" office:value-type="float" office:value="4">
            <text:p>4</text:p>
          </table:table-cell>
          <table:table-cell table:style-name="ce51" table:number-columns-repeated="7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86">
            <text:p>0404 <text:s/>1156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86">
            <text:p>0404 <text:s/>1156</text:p>
          </table:table-cell>
          <table:table-cell table:number-columns-repeated="993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4T11:56:37.86">
            <text:p>0404 <text:s/>1156</text:p>
          </table:table-cell>
          <table:table-cell table:number-columns-repeated="993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table:style-name="ce20" table:formula="of:=NOW()" office:value-type="date" office:date-value="2021-04-04T11:56:37.86">
            <text:p>0404 <text:s/>1156</text:p>
          </table:table-cell>
          <table:table-cell office:value-type="string">
            <text:p>*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Q48:.AC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MAX([.B3:.B12]);&quot;)&quot;)" office:value-type="string" office:string-value="(10)">
            <text:p>(10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2]);&quot;)&quot;)" office:value-type="string" office:string-value="s.n. (2)">
            <text:p>s.n. (2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3">
            <text:p>0404 <text:s/>1156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4">
            <text:p>0404 <text:s/>115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5">
            <text:p>0404 <text:s/>1156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5">
            <text:p>0404 <text:s/>115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5">
            <text:p>0404 <text:s/>1156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5">
            <text:p>0404 <text:s/>115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5">
            <text:p>0404 <text:s/>1156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5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6">
            <text:p>0404 <text:s/>115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7">
            <text:p>0404 <text:s/>1156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8">
            <text:p>0404 <text:s/>1156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7.99">
            <text:p>0404 <text:s/>1156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/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/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/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/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/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/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01">
            <text:p>0404 <text:s/>115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04">
            <text:p>104</text:p>
          </table:table-cell>
          <table:table-cell table:style-name="ce6" table:formula="of:=ROW()-[.A106]-1" office:value-type="float" office:value="1">
            <text:p>1</text:p>
          </table:table-cell>
          <table:table-cell table:style-name="ce3" office:value-type="date" office:date-value="2021-04-02T13:39:54.84">
            <text:p>0402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5">
            <text:p>105</text:p>
          </table:table-cell>
          <table:table-cell table:style-name="ce6" table:formula="of:=[.B10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6">
            <text:p>106</text:p>
          </table:table-cell>
          <table:table-cell table:style-name="ce6" table:formula="of:=[.B10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7">
            <text:p>107</text:p>
          </table:table-cell>
          <table:table-cell table:style-name="ce6" table:formula="of:=[.B10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08">
            <text:p>108</text:p>
          </table:table-cell>
          <table:table-cell table:style-name="ce6" table:formula="of:=[.B10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 table:formula="of:=[.B11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0">
            <text:p>110</text:p>
          </table:table-cell>
          <table:table-cell table:style-name="ce6" table:formula="of:=[.B11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 table:formula="of:=[.B11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10" office:value-type="string">
            <text:p>thursday</text:p>
          </table:table-cell>
          <table:table-cell table:style-name="ce24" office:value-type="string">
            <text:p>it was thursday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 table:formula="of:=[.B11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10" office:value-type="string">
            <text:p>raftam[went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3">
            <text:p>113</text:p>
          </table:table-cell>
          <table:table-cell table:style-name="ce6" table:formula="of:=[.B114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10"/>
          <table:table-cell table:style-name="ce24" office:value-type="string">
            <text:p>it was thursday, april 2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 table:formula="of:=ROW()-[.A116]-1" office:value-type="float" office:value="1">
            <text:p>1</text:p>
          </table:table-cell>
          <table:table-cell table:style-name="ce3" office:value-type="date" office:date-value="2021-04-04T11:08:08.77">
            <text:p>0404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15">
            <text:p>115</text:p>
          </table:table-cell>
          <table:table-cell table:style-name="ce6" table:formula="of:=[.B116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6">
            <text:p>116</text:p>
          </table:table-cell>
          <table:table-cell table:style-name="ce6" table:formula="of:=[.B117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7">
            <text:p>117</text:p>
          </table:table-cell>
          <table:table-cell table:style-name="ce6" table:formula="of:=[.B118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18">
            <text:p>118</text:p>
          </table:table-cell>
          <table:table-cell table:style-name="ce6" table:formula="of:=[.B119]+1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9">
            <text:p>119</text:p>
          </table:table-cell>
          <table:table-cell table:style-name="ce6" table:formula="of:=[.B12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10" office:value-type="string">
            <text:p>dhaliyka / yawma'sapti /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0">
            <text:p>120</text:p>
          </table:table-cell>
          <table:table-cell table:style-name="ce6" table:formula="of:=[.B12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10" office:value-type="string">
            <text:p>lil'AAmali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1">
            <text:p>121</text:p>
          </table:table-cell>
          <table:table-cell table:style-name="ce6" table:formula="of:=[.B122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10" office:value-type="string">
            <text:p>al't^aqsu / dhayiidan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2">
            <text:p>122</text:p>
          </table:table-cell>
          <table:table-cell table:style-name="ce6" table:formula="of:=[.B123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10" office:value-type="string">
            <text:p>duvom / avriyl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4">
          <table:table-cell table:style-name="ce6" table:formula="of:=ROW()-2" office:value-type="float" office:value="123">
            <text:p>123</text:p>
          </table:table-cell>
          <table:table-cell table:style-name="ce6" table:formula="of:=[.B124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4">
            <text:p>124</text:p>
          </table:table-cell>
          <table:table-cell table:style-name="ce6" table:formula="of:=[.B125]+1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10" office:value-type="string">
            <text:p>saru / kaar[job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5">
            <text:p>12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6">
            <text:p>12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7">
            <text:p>12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8">
            <text:p>12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9">
            <text:p>12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0">
            <text:p>13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4T11:56:31.85">
            <text:p>0404 <text:s/>1156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4T11:56:38.04">
            <text:p>0404 <text:s/>1156</text:p>
          </table:table-cell>
          <table:table-cell table:style-name="ce4" table:formula="of:=NOW()" office:value-type="date" office:date-value="2021-04-04T11:56:38.04">
            <text:p>0404 <text:s/>11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4T11:56:38.04">
            <text:p>0404 <text:s/>115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26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4" office:value-type="date" office:date-value="2021-03-20T14:36:31.78">
            <text:p>0320</text:p>
          </table:table-cell>
          <table:table-cell table:style-name="ce54" office:value-type="date" office:date-value="2021-03-21T10:50:44.88">
            <text:p>0321</text:p>
          </table:table-cell>
          <table:table-cell table:style-name="ce54" office:value-type="date" office:date-value="2021-03-22T16:19:02.51">
            <text:p>0322</text:p>
          </table:table-cell>
          <table:table-cell table:style-name="ce54" office:value-type="date" office:date-value="2021-03-23T09:01:30.66">
            <text:p>0323</text:p>
          </table:table-cell>
          <table:table-cell table:style-name="ce54" office:value-type="date" office:date-value="2021-03-24T14:23:17.96">
            <text:p>0324</text:p>
          </table:table-cell>
          <table:table-cell table:style-name="ce54" office:value-type="date" office:date-value="2021-03-25T12:57:57.93">
            <text:p>0325</text:p>
          </table:table-cell>
          <table:table-cell table:style-name="ce54" table:number-columns-repeated="4"/>
          <table:table-cell table:style-name="ce4" table:formula="of:=NOW()" office:value-type="date" office:date-value="2021-04-04T11:56:38.11">
            <text:p>0404 <text:s/>1156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4T11:56:38.11">
            <text:p>0404 <text:s/>1156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4T11:56:38.11">
            <text:p>0404 <text:s/>1156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4T11:56:38.11">
            <text:p>0404 <text:s/>1156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4T11:56:38.11">
            <text:p>0404 <text:s/>1156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5" table:number-columns-repeated="5"/>
          <table:table-cell table:style-name="ce4" table:formula="of:=NOW()" office:value-type="date" office:date-value="2021-04-04T11:56:38.11">
            <text:p>0404 <text:s/>1156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5" office:value-type="string">
            <text:p>x</text:p>
          </table:table-cell>
          <table:table-cell table:style-name="ce55" table:number-columns-repeated="4"/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5" office:value-type="string">
            <text:p>#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5" table:number-columns-repeated="5"/>
          <table:table-cell table:style-name="ce4" table:formula="of:=NOW()" office:value-type="date" office:date-value="2021-04-04T11:56:38.12">
            <text:p>0404 <text:s/>115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20" table:formula="of:=NOW()" office:value-type="date" office:date-value="2021-04-04T11:56:38.11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table:style-name="ce4" table:formula="of:=NOW()" office:value-type="date" office:date-value="2021-04-04T11:56:38.12">
            <text:p>0404 <text:s/>115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9" table:default-cell-style-name="ce1"/>
        <table:table-column table:style-name="co30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19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4T11:56:38.2">
            <text:p>0404 <text:s/>115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4T11:56:38.2">
            <text:p>0404 <text:s/>11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4T11:56:38.2">
            <text:p>0404 <text:s/>115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7">
            <text:p>0404 <text:s/>115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7">
            <text:p>0404 <text:s/>115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27">
            <text:p>0404 <text:s/>115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6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6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6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8">
            <text:p>0404 <text:s/>1156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6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6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6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6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4T11:56:38.29">
            <text:p>0404 <text:s/>1156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4T11:56:38.29">
            <text:p>0404 <text:s/>1156</text:p>
          </table:table-cell>
          <table:table-cell table:style-name="ce4" table:formula="of:=NOW()" office:value-type="date" office:date-value="2021-04-04T11:56:38.29">
            <text:p>0404 <text:s/>115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4T11:56:38.29">
            <text:p>0404 <text:s/>115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4">2021/04/04</text:date>, <text:time>11:56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4T11:56:36.69</dc:date>
    <dc:creator>iwabuchi ken</dc:creator>
    <meta:editing-duration>PT23H47M15S</meta:editing-duration>
    <meta:editing-cycles>169</meta:editing-cycles>
    <meta:generator>OpenOffice/4.1.3$Win32 OpenOffice.org_project/413m1$Build-9783</meta:generator>
    <meta:document-statistic meta:table-count="10" meta:cell-count="2261" meta:object-count="0"/>
  </office:meta>
</office:document-meta>
</file>